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4b4b4b"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4b4b4b"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4b4b4b"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color="#4b4b4b"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 5 Act 2</text:p>
      <text:p text:style-name="P2">Note: all serious business is directed at Nannasprite.</text:p>
      <text:p text:style-name="P2">_</text:p>
      <text:p text:style-name="P2">1. =005854</text:p>
      <text:p text:style-name="P2">eureka.</text:p>
      <text:p text:style-name="P2">stand by for clarification re: enthusiastic outburst.</text:p>
      <text:p text:style-name="P2">yes. it is as hoped for beyond hope.</text:p>
      <text:p text:style-name="P2">unusual devices may be used to duplicate fresh, perfectly pressed garments. inexhaustibly, afaik.</text:p>
      <text:p text:style-name="P2">reconstructing complete professional ensemble now - hold.</text:p>
      <text:p text:style-name="P2">pleased to report restoration of dapper visage an overwhelming success.</text:p>
      <text:p text:style-name="P2">alas, devices appear to hold no such promise for departed family members, misplaced hand-held steam press.</text:p>
      <text:p text:style-name="P2">update on device utility - combinative apparel synthesis presents intriguing possibilities.</text:p>
      <text:p text:style-name="P2">now combining expensive leather pipe tobacco sleeve with handsome, gray fedora.</text:p>
      <text:p text:style-name="P2">to document result shortly.</text:p>
      <text:p text:style-name="P2">resulted in hat w/ outlandish and frivolous appearance.</text:p>
      <text:p text:style-name="P2">do not care for; shall discard immediately.</text:p>
      <text:p text:style-name="P2">combination of pant, fine cotton shirt even more disappointing.</text:p>
      <text:p text:style-name="P2">yielded useless, excessively tall pant; relieveing from wardrobe at once.</text:p>
      <text:p text:style-name="P2">made unwelcome determination. production requires expense of glittering abstractions called grist.</text:p>
      <text:p text:style-name="P2">such jewels remaining in cache, libation in reserve, at premium.</text:p>
      <text:p text:style-name="P2">consumed final swallow of carefully rationed urine. soon to seek water elsewhere in exotic new surroundings.</text:p>
      <text:p text:style-name="P2">more importantly, to seek grist facilitating continued <text:soft-page-break/>accessorizing.</text:p>
      <text:p text:style-name="P2">note to self: use spoils to make more hats.</text:p>
      <text:p text:style-name="P2">preparing for expedition to reap gems from mischievous local fauna.</text:p>
      <text:p text:style-name="P2">crafted sturdy bludgeoning instrument out of uprooted mailbox.</text:p>
      <text:p text:style-name="P2">tall pant perhaps adaptable as defensive garment.</text:p>
      <text:p text:style-name="P2">pardon while donning tall pant.</text:p>
      <text:p text:style-name="P2">donned tall pant.</text:p>
      <text:p text:style-name="P2">confidence in martial prowess perplexingly swells.</text:p>
      <text:p text:style-name="P2">venturing out; powering down gray, serviceable hand-held computing device to preserve battery.</text:p>
      <text:p text:style-name="P2">additional updates to be submitted in a frank and forthright manner for judicious appraisal within a reasonable timeframe.</text:p>
      <text:p text:style-name="P2">tia for patience.</text:p>
      <text:p text:style-name="P2">_</text:p>
      <text:p text:style-name="P2">2. =005855</text:p>
      <text:p text:style-name="P2">turning on hand-held device for brief report.</text:p>
      <text:p text:style-name="P2">severe injury sustained in skirmish with undersized, sportive rascal.</text:p>
      <text:p text:style-name="P2">tall pant unremarkable in protective utility. damaged; badly bloodied.</text:p>
      <text:p text:style-name="P2">no indication of laundering facilities throughout enchanted land whatsoever.</text:p>
      <text:p text:style-name="P2">losing fluid rapidly. maintaining adequate hydration levels more important than ever.</text:p>
      <text:p text:style-name="P2">libations unfortunately not forthcoming.</text:p>
      <text:p text:style-name="P2">rest needed.</text:p>
      <text:p text:style-name="P2">seeking surface suitable for assuming reclined posture.</text:p>
      <text:p text:style-name="P2">strength depleting. tie loosened, removed, rolled up neatly and tucked beneath hat.</text:p>
      <text:p text:style-name="P2"><text:soft-page-break/>minimal stamina left for disrobing sodden tall pant. leaving on.</text:p>
      <text:p text:style-name="P2">encountered rest surface.</text:p>
      <text:p text:style-name="P2">horizontal stone slab exhibiting unidentified iconography.</text:p>
      <text:p text:style-name="P2">a tall post at each corner.</text:p>
      <text:p text:style-name="P2">mysteriously inviting.</text:p>
      <text:p text:style-name="P2">mounting slab. exhaustion taking hold.</text:p>
      <text:p text:style-name="P2">@pipefan413, friend.</text:p>
      <text:p text:style-name="P2">@pipefan413, sound of voice nearly refreshing enough to distract from perpetual taste of warm, poorly filtered urine.</text:p>
      <text:p text:style-name="P2">another of @pipefan413's legendary pranks? pl clarify.</text:p>
      <text:p text:style-name="P2">if y; prepared to regard as hilarious.</text:p>
      <text:p text:style-name="P2">understood, madame.</text:p>
      <text:p text:style-name="P2">can imagine no greater pleasure.</text:p>
      <text:p text:style-name="P2">though, eyelids heavy.</text:p>
      <text:p text:style-name="P2">getting dark; feeling in extremities, fading.</text:p>
      <text:p text:style-name="P2">@pipefan413's kindly mother: ty</text:p>
      <text:p text:style-name="P2">_</text:p>
      <text:p text:style-name="P1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3" meta:paragraph-count="60" meta:word-count="423" meta:character-count="2987"/>
    <meta:generator>OpenOffice/4.1.2$Win32 OpenOffice.org_project/412m3$Build-9782</meta:generator>
  </office:meta>
</office:document-meta>
</file>